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.655cm"/>
    </style:style>
    <style:style style:name="Table1.C" style:family="table-column">
      <style:table-column-properties style:column-width="13.40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ased on the technical sources, here is a consolidated reference guide for the ATMega328P USART0 module, organized by registers and operational flow.</text:p>
      <text:h text:style-name="Heading_20_3" text:outline-level="3"><text:span text:style-name="Strong_20_Emphasis">1. USART0 Register Reference</text:span></text:h>
      <text:p text:style-name="Text_20_body">All primary USART registers are located in the <text:span text:style-name="Strong_20_Emphasis">Extended I/O</text:span> memory region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Register</text:p>
          </table:table-cell>
          <table:table-cell table:style-name="Table1.A1" office:value-type="string">
            <text:p text:style-name="P2">Address</text:p>
          </table:table-cell>
          <table:table-cell table:style-name="Table1.A1" office:value-type="string">
            <text:p text:style-name="P2">Primary Function</text:p>
          </table:table-cell>
        </table:table-row>
        <table:table-row>
          <table:table-cell table:style-name="Table1.A1" office:value-type="string">
            <text:p text:style-name="P1"><text:span text:style-name="Strong_20_Emphasis">UDR0</text:span></text:p>
          </table:table-cell>
          <table:table-cell table:style-name="Table1.A1" office:value-type="string">
            <text:p text:style-name="P1">0xC6</text:p>
          </table:table-cell>
          <table:table-cell table:style-name="Table1.A1" office:value-type="string">
            <text:p text:style-name="P1"><text:span text:style-name="Strong_20_Emphasis">I/O Data Register:</text:span> Buffer for data being sent (TXB) or received (RXB).</text:p>
          </table:table-cell>
        </table:table-row>
        <table:table-row>
          <table:table-cell table:style-name="Table1.A1" office:value-type="string">
            <text:p text:style-name="P1"><text:span text:style-name="Strong_20_Emphasis">UCSR0A</text:span></text:p>
          </table:table-cell>
          <table:table-cell table:style-name="Table1.A1" office:value-type="string">
            <text:p text:style-name="P1">0xC0</text:p>
          </table:table-cell>
          <table:table-cell table:style-name="Table1.A1" office:value-type="string">
            <text:p text:style-name="P1"><text:span text:style-name="Strong_20_Emphasis">Control &amp; Status A:</text:span> Contains status flags (RXC, TXC, UDRE) and error flags (FE, DOR, UPE).</text:p>
          </table:table-cell>
        </table:table-row>
        <table:table-row>
          <table:table-cell table:style-name="Table1.A1" office:value-type="string">
            <text:p text:style-name="P1"><text:span text:style-name="Strong_20_Emphasis">UCSR0B</text:span></text:p>
          </table:table-cell>
          <table:table-cell table:style-name="Table1.A1" office:value-type="string">
            <text:p text:style-name="P1">0xC1</text:p>
          </table:table-cell>
          <table:table-cell table:style-name="Table1.A1" office:value-type="string">
            <text:p text:style-name="P1"><text:span text:style-name="Strong_20_Emphasis">Control &amp; Status B:</text:span> Enables/disables Receiver (RXEN) and Transmitter (TXEN), and manages interrupts.</text:p>
          </table:table-cell>
        </table:table-row>
        <table:table-row>
          <table:table-cell table:style-name="Table1.A1" office:value-type="string">
            <text:p text:style-name="P1"><text:span text:style-name="Strong_20_Emphasis">UCSR0C</text:span></text:p>
          </table:table-cell>
          <table:table-cell table:style-name="Table1.A1" office:value-type="string">
            <text:p text:style-name="P1">0xC2</text:p>
          </table:table-cell>
          <table:table-cell table:style-name="Table1.A1" office:value-type="string">
            <text:p text:style-name="P1"><text:span text:style-name="Strong_20_Emphasis">Control &amp; Status C:</text:span> Sets communication mode (Sync/Async), Parity, Stop bits, and Character size.</text:p>
          </table:table-cell>
        </table:table-row>
        <table:table-row>
          <table:table-cell table:style-name="Table1.A1" office:value-type="string">
            <text:p text:style-name="P1"><text:span text:style-name="Strong_20_Emphasis">UBRR0L</text:span></text:p>
          </table:table-cell>
          <table:table-cell table:style-name="Table1.A1" office:value-type="string">
            <text:p text:style-name="P1">0xC4</text:p>
          </table:table-cell>
          <table:table-cell table:style-name="Table1.A1" office:value-type="string">
            <text:p text:style-name="P1"><text:span text:style-name="Strong_20_Emphasis">Baud Rate Low:</text:span> Lower 8 bits of the 12-bit baud rate generator.</text:p>
          </table:table-cell>
        </table:table-row>
        <table:table-row>
          <table:table-cell table:style-name="Table1.A1" office:value-type="string">
            <text:p text:style-name="P1"><text:span text:style-name="Strong_20_Emphasis">UBRR0H</text:span></text:p>
          </table:table-cell>
          <table:table-cell table:style-name="Table1.A1" office:value-type="string">
            <text:p text:style-name="P1">0xC5</text:p>
          </table:table-cell>
          <table:table-cell table:style-name="Table1.A1" office:value-type="string">
            <text:p text:style-name="P1"><text:span text:style-name="Strong_20_Emphasis">Baud Rate High:</text:span> Upper 4 bits of the 12-bit baud rate generator.</text:p>
          </table:table-cell>
        </table:table-row>
        <table:table-row>
          <table:table-cell table:style-name="Table1.A1" office:value-type="string">
            <text:p text:style-name="P1"><text:span text:style-name="Strong_20_Emphasis">PRR</text:span></text:p>
          </table:table-cell>
          <table:table-cell table:style-name="Table1.A1" office:value-type="string">
            <text:p text:style-name="P1">0x64</text:p>
          </table:table-cell>
          <table:table-cell table:style-name="Table1.A1" office:value-type="string">
            <text:p text:style-name="P1"><text:span text:style-name="Strong_20_Emphasis">Power Reduction:</text:span> Bit 1 (<text:span text:style-name="Strong_20_Emphasis">PRUSART0</text:span>) must be written to <text:span text:style-name="Strong_20_Emphasis">0</text:span> to provide power to the USART module.</text:p>
          </table:table-cell>
        </table:table-row>
      </table:table>
      <text:p text:style-name="Horizontal_20_Line"/>
      <text:h text:style-name="Heading_20_3" text:outline-level="3"><text:span text:style-name="Strong_20_Emphasis">2. Operational Flow Steps</text:span></text:h>
      <text:h text:style-name="Heading_20_4" text:outline-level="4"><text:span text:style-name="Strong_20_Emphasis">Step 1: Initialization</text:span></text:h>
      <text:p text:style-name="Text_20_body">This must be performed before any communication occurs.</text:p>
      <text:list xml:id="list1509404107" text:style-name="L1">
        <text:list-item>
          <text:p text:style-name="P4"><text:span text:style-name="Strong_20_Emphasis">Calculate the Baud Rate:</text:span> Determine the 12-bit value needed for UBRR based on your system clock and desired speed. </text:p>
        </text:list-item>
        <text:list-item>
          <text:p text:style-name="P4"><text:span text:style-name="Strong_20_Emphasis">Set the Baud Rate:</text:span> Write the high byte to <text:span text:style-name="Strong_20_Emphasis">UBRR0H</text:span> and the low byte to <text:span text:style-name="Strong_20_Emphasis">UBRR0L</text:span>. </text:p>
        </text:list-item>
        <text:list-item>
          <text:p text:style-name="P4"><text:span text:style-name="Strong_20_Emphasis">Configure Frame Format:</text:span> Set the mode, parity, stop bits, and character size (bits per frame) in <text:span text:style-name="Strong_20_Emphasis">UCSR0C</text:span>. </text:p>
        </text:list-item>
        <text:list-item>
          <text:p text:style-name="P3"><text:span text:style-name="Strong_20_Emphasis">Enable Hardware:</text:span> Set the <text:span text:style-name="Strong_20_Emphasis">TXEN0</text:span> and <text:span text:style-name="Strong_20_Emphasis">RXEN0</text:span> bits in <text:span text:style-name="Strong_20_Emphasis">UCSR0B</text:span> to activate the transmitter and receiver. </text:p>
        </text:list-item>
      </text:list>
      <text:h text:style-name="Heading_20_4" text:outline-level="4"><text:span text:style-name="Strong_20_Emphasis">Step 2: Sending Data (Transmitting)</text:span></text:h>
      <text:list xml:id="list3746147385" text:style-name="L2">
        <text:list-item>
          <text:p text:style-name="P6"><text:span text:style-name="Strong_20_Emphasis">Check Status:</text:span> Poll the <text:span text:style-name="Strong_20_Emphasis">UDRE0</text:span> (Data Register Empty) flag in <text:span text:style-name="Strong_20_Emphasis">UCSR0A</text:span>. Wait until it becomes <text:span text:style-name="Strong_20_Emphasis">1</text:span>. </text:p>
        </text:list-item>
        <text:list-item>
          <text:p text:style-name="P6"><text:span text:style-name="Strong_20_Emphasis">Load Data:</text:span> Write the character to be sent into the <text:span text:style-name="Strong_20_Emphasis">UDR0</text:span> register. </text:p>
        </text:list-item>
        <text:list-item>
          <text:p text:style-name="P5"><text:span text:style-name="Emphasis">(Optional)</text:span> <text:span text:style-name="Strong_20_Emphasis">Verify Completion:</text:span> If you need to know when the physical shift out is finished (e.g., to turn off an RS-485 driver), poll the <text:span text:style-name="Strong_20_Emphasis">TXC0</text:span> flag. </text:p>
        </text:list-item>
      </text:list>
      <text:h text:style-name="Heading_20_4" text:outline-level="4"><text:span text:style-name="Strong_20_Emphasis">Step 3: Receiving Data</text:span></text:h>
      <text:list xml:id="list568790781" text:style-name="L3">
        <text:list-item>
          <text:p text:style-name="P8"><text:span text:style-name="Strong_20_Emphasis">Check Status:</text:span> Poll the <text:span text:style-name="Strong_20_Emphasis">RXC0</text:span> (Receive Complete) flag in <text:span text:style-name="Strong_20_Emphasis">UCSR0A</text:span>. It becomes <text:span text:style-name="Strong_20_Emphasis">1</text:span> when a character is ready. </text:p>
        </text:list-item>
        <text:list-item>
          <text:p text:style-name="P8"><text:span text:style-name="Strong_20_Emphasis">Check for Errors:</text:span> Read <text:span text:style-name="Strong_20_Emphasis">UCSR0A</text:span> bits <text:span text:style-name="Strong_20_Emphasis">FE0</text:span> (Frame Error), <text:span text:style-name="Strong_20_Emphasis">DOR0</text:span> (Data Overrun), and <text:span text:style-name="Strong_20_Emphasis">UPE0</text:span> (Parity Error) <text:span text:style-name="Emphasis">before</text:span> reading the data. </text:p>
        </text:list-item>
        <text:list-item>
          <text:p text:style-name="P7"><text:span text:style-name="Strong_20_Emphasis">Read Data:</text:span> Retrieve the character from the <text:span text:style-name="Strong_20_Emphasis">UDR0</text:span> register. </text:p>
        </text:list-item>
      </text:list>
      <text:p text:style-name="Horizontal_20_Line"/>
      <text:h text:style-name="Heading_20_3" text:outline-level="3"><text:soft-page-break/><text:span text:style-name="Strong_20_Emphasis">3. Key Hardware Constraints</text:span></text:h>
      <text:list xml:id="list3634764387" text:style-name="L4">
        <text:list-item>
          <text:p text:style-name="P10"><text:span text:style-name="Strong_20_Emphasis">Order of Reading:</text:span> You must read the status flags in <text:span text:style-name="Strong_20_Emphasis">UCSR0A</text:span> <text:span text:style-name="Emphasis">before</text:span> you read the data from <text:span text:style-name="Strong_20_Emphasis">UDR0</text:span>. Reading <text:span text:style-name="Strong_20_Emphasis">UDR0</text:span> changes the state of the internal receive buffer (FIFO) and clears the error flags for that character. </text:p>
        </text:list-item>
        <text:list-item>
          <text:p text:style-name="P10"><text:span text:style-name="Strong_20_Emphasis">9-Bit Logic:</text:span> If using 9-bit data frames, the 9th bit in <text:span text:style-name="Strong_20_Emphasis">UCSR0B</text:span> must be written (for TX) or read (for RX) <text:span text:style-name="Emphasis">before</text:span> the low 8 bits in <text:span text:style-name="Strong_20_Emphasis">UDR0</text:span> are accessed. </text:p>
        </text:list-item>
        <text:list-item>
          <text:p text:style-name="P9"><text:span text:style-name="Strong_20_Emphasis">Extended Instructions:</text:span> Because these registers are at addresses above 0x5F, you must use <text:span text:style-name="Source_20_Text">LDS</text:span>/<text:span text:style-name="Source_20_Text">STS</text:span> (Load/Store Direct) instructions rather than <text:span text:style-name="Source_20_Text">IN</text:span>/<text:span text:style-name="Source_20_Text">OUT</text:span> if programming in Assembly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8:51:35.994605753</meta:creation-date>
    <dc:date>2026-04-04T18:52:32.824359061</dc:date>
    <meta:editing-duration>PT59S</meta:editing-duration>
    <meta:editing-cycles>1</meta:editing-cycles>
    <meta:document-statistic meta:table-count="1" meta:image-count="0" meta:object-count="0" meta:page-count="2" meta:paragraph-count="46" meta:word-count="453" meta:character-count="2650" meta:non-whitespace-character-count="2243"/>
    <meta:generator>LibreOffice/7.3.7.2$Linux_X86_64 LibreOffice_project/30$Build-2</meta:generator>
  </office:meta>
</office:document-meta>
</file>